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6.015cm" style:rel-column-width="3410*"/>
    </style:style>
    <style:style style:name="Tabla1.B" style:family="table-column">
      <style:table-column-properties style:column-width="18.247cm" style:rel-column-width="1034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7.572cm" style:rel-column-width="4293*"/>
    </style:style>
    <style:style style:name="Tabla2.B" style:family="table-column">
      <style:table-column-properties style:column-width="10.458cm" style:rel-column-width="5929*"/>
    </style:style>
    <style:style style:name="Tabla2.C" style:family="table-column">
      <style:table-column-properties style:column-width="6.232cm" style:rel-column-width="3533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2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4.262cm" style:rel-column-width="1375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2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6.184cm" style:rel-column-width="3506*"/>
    </style:style>
    <style:style style:name="Tabla4.B" style:family="table-column">
      <style:table-column-properties style:column-width="4.796cm" style:rel-column-width="2719*"/>
    </style:style>
    <style:style style:name="Tabla4.C" style:family="table-column">
      <style:table-column-properties style:column-width="6.581cm" style:rel-column-width="3731*"/>
    </style:style>
    <style:style style:name="Tabla4.D" style:family="table-column">
      <style:table-column-properties style:column-width="6.701cm" style:rel-column-width="3799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2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2.454cm" style:rel-column-width="1391*"/>
    </style:style>
    <style:style style:name="Tabla5.B" style:family="table-column">
      <style:table-column-properties style:column-width="5.92cm" style:rel-column-width="3356*"/>
    </style:style>
    <style:style style:name="Tabla5.C" style:family="table-column">
      <style:table-column-properties style:column-width="6.396cm" style:rel-column-width="3626*"/>
    </style:style>
    <style:style style:name="Tabla5.D" style:family="table-column">
      <style:table-column-properties style:column-width="4.886cm" style:rel-column-width="2770*"/>
    </style:style>
    <style:style style:name="Tabla5.E" style:family="table-column">
      <style:table-column-properties style:column-width="4.607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2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.503cm" style:rel-column-width="852*"/>
    </style:style>
    <style:style style:name="Tabla6.B" style:family="table-column">
      <style:table-column-properties style:column-width="3.487cm" style:rel-column-width="1977*"/>
    </style:style>
    <style:style style:name="Tabla6.C" style:family="table-column">
      <style:table-column-properties style:column-width="19.27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799cm" style:rel-column-width="1020*"/>
    </style:style>
    <style:style style:name="Tabla7.B" style:family="table-column">
      <style:table-column-properties style:column-width="9.922cm" style:rel-column-width="5625*"/>
    </style:style>
    <style:style style:name="Tabla7.C" style:family="table-column">
      <style:table-column-properties style:column-width="1.912cm" style:rel-column-width="1084*"/>
    </style:style>
    <style:style style:name="Tabla7.D" style:family="table-column">
      <style:table-column-properties style:column-width="10.629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/></text:span></text:p>
          </table:table-cell>
        </table:table-row>
      </table:table>
      <text:p text:style-name="P37"><text:soft-page-break/></text:p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21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2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88cm" style:rel-column-width="1694*"/>
    </style:style>
    <style:style style:name="Tabla23.B" style:family="table-column">
      <style:table-column-properties style:column-width="15.972cm" style:rel-column-width="9055*"/>
    </style:style>
    <style:style style:name="Tabla23.C" style:family="table-column">
      <style:table-column-properties style:column-width="5.302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6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3-13T18:55:35.583640407</dc:date>
    <meta:editing-cycles>73</meta:editing-cycles>
    <dc:subject>Subject</dc:subject>
    <dc:title>Document Title</dc:title>
    <meta:editing-duration>PT3H54M9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3" meta:character-count="659" meta:non-whitespace-character-count="60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